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29cm" fo:min-width="5.25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947cm" fo:min-width="3.095cm"/>
      <style:paragraph-properties style:writing-mode="lr-tb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183cm" fo:min-width="3.791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587cm" svg:x="2.27cm" svg:y="2.905cm">
          <text:p text:style-name="P1"><text:span text:style-name="T1">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587cm" svg:x="8.302cm" svg:y="2.905cm">
          <text:p text:style-name="P2"><text:span text:style-name="T1">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587cm" svg:x="14.335cm" svg:y="2.905cm">
          <text:p text:style-name="P2"><text:span text:style-name="T1">Serv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33cm" svg:height="2.857cm" svg:x="7.455cm" svg:y="7.773cm">
          <text:p text:style-name="P1"><text:span text:style-name="T1">Queue </text:span><text:span text:style-name="T1">Server</text:span></text:p>
          <text:p text:style-name="P1"><text:span text:style-name="T2">(Rela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35cm" svg:y1="7.667cm" svg:x2="4.492cm" svg:y2="4.809cm">
          <text:p/>
        </draw:line>
        <draw:line draw:style-name="gr4" draw:text-style-name="P3" draw:layer="layout" svg:x1="10.525cm" svg:y1="7.35cm" svg:x2="10.525cm" svg:y2="4.809cm">
          <text:p/>
        </draw:line>
        <draw:line draw:style-name="gr5" draw:text-style-name="P3" draw:layer="layout" svg:x1="13.7cm" svg:y1="7.667cm" svg:x2="16.557cm" svg:y2="4.81cm">
          <text:p/>
        </draw:line>
        <draw:line draw:style-name="gr6" draw:text-style-name="P3" draw:layer="layout" svg:x1="5.445cm" svg:y1="4.81cm" svg:x2="7.985cm" svg:y2="7.35cm">
          <text:p/>
        </draw:line>
        <draw:line draw:style-name="gr7" draw:text-style-name="P3" draw:layer="layout" svg:x1="11.16cm" svg:y1="4.81cm" svg:x2="11.16cm" svg:y2="7.35cm">
          <text:p/>
        </draw:line>
        <draw:line draw:style-name="gr8" draw:text-style-name="P3" draw:layer="layout" svg:x1="17.192cm" svg:y1="5.127cm" svg:x2="14.017cm" svg:y2="8.302cm">
          <text:p/>
        </draw:line>
        <draw:custom-shape draw:style-name="gr9" draw:text-style-name="P1" draw:layer="layout" svg:width="5.715cm" svg:height="3.493cm" svg:x="7.667cm" svg:y="14.969cm">
          <text:p text:style-name="P1"><text:span text:style-name="T1">Cli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3" draw:layer="layout" svg:x1="9.572cm" svg:y1="14.652cm" svg:x2="9.572cm" svg:y2="11.16cm">
          <text:p/>
        </draw:line>
        <draw:line draw:style-name="gr11" draw:text-style-name="P3" draw:layer="layout" svg:x1="11.477cm" svg:y1="11.16cm" svg:x2="11.477cm" svg:y2="14.652cm">
          <text:p/>
        </draw:line>
        <draw:custom-shape draw:style-name="gr12" draw:text-style-name="P2" draw:layer="layout" svg:width="4.445cm" svg:height="1.587cm" svg:x="8.303cm" svg:y="2.905cm">
          <text:p text:style-name="P2"><text:span text:style-name="T1">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445cm" svg:height="1.587cm" svg:x="14.336cm" svg:y="2.905cm">
          <text:p text:style-name="P2"><text:span text:style-name="T1">Serv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33cm" svg:height="2.857cm" svg:x="7.456cm" svg:y="7.773cm">
          <text:p text:style-name="P1"><text:span text:style-name="T1">Queue </text:span><text:span text:style-name="T1">Server</text:span></text:p>
          <text:p text:style-name="P1"><text:span text:style-name="T2">(Rela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351cm" svg:y1="7.667cm" svg:x2="4.493cm" svg:y2="4.809cm">
          <text:p/>
        </draw:line>
        <draw:line draw:style-name="gr4" draw:text-style-name="P3" draw:layer="layout" svg:x1="10.526cm" svg:y1="7.35cm" svg:x2="10.526cm" svg:y2="4.809cm">
          <text:p/>
        </draw:line>
        <draw:line draw:style-name="gr5" draw:text-style-name="P3" draw:layer="layout" svg:x1="13.701cm" svg:y1="7.667cm" svg:x2="16.558cm" svg:y2="4.81cm">
          <text:p/>
        </draw:line>
        <draw:line draw:style-name="gr6" draw:text-style-name="P3" draw:layer="layout" svg:x1="5.446cm" svg:y1="4.81cm" svg:x2="7.986cm" svg:y2="7.35cm">
          <text:p/>
        </draw:line>
        <draw:line draw:style-name="gr7" draw:text-style-name="P3" draw:layer="layout" svg:x1="11.161cm" svg:y1="4.81cm" svg:x2="11.161cm" svg:y2="7.35cm">
          <text:p/>
        </draw:line>
        <draw:line draw:style-name="gr8" draw:text-style-name="P3" draw:layer="layout" svg:x1="17.193cm" svg:y1="5.127cm" svg:x2="14.018cm" svg:y2="8.302cm">
          <text:p/>
        </draw:line>
        <draw:custom-shape draw:style-name="gr9" draw:text-style-name="P1" draw:layer="layout" svg:width="5.715cm" svg:height="3.493cm" svg:x="7.668cm" svg:y="14.969cm">
          <text:p text:style-name="P1"><text:span text:style-name="T1">Cli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3" draw:layer="layout" svg:x1="9.573cm" svg:y1="14.652cm" svg:x2="9.573cm" svg:y2="11.16cm">
          <text:p/>
        </draw:line>
        <draw:line draw:style-name="gr11" draw:text-style-name="P3" draw:layer="layout" svg:x1="11.478cm" svg:y1="11.16cm" svg:x2="11.478cm" svg:y2="14.652cm">
          <text:p/>
        </draw:line>
        <draw:custom-shape draw:style-name="gr1" draw:text-style-name="P1" draw:layer="layout" svg:width="4.445cm" svg:height="1.587cm" svg:x="2.27cm" svg:y="2.905cm">
          <text:p text:style-name="P1"><text:span text:style-name="T1">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445cm" svg:height="1.587cm" svg:x="8.302cm" svg:y="2.905cm">
          <text:p text:style-name="P2"><text:span text:style-name="T1">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4.445cm" svg:height="1.587cm" svg:x="14.335cm" svg:y="2.905cm">
          <text:p text:style-name="P2"><text:span text:style-name="T1">Serv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33cm" svg:height="2.857cm" svg:x="7.455cm" svg:y="7.773cm">
          <text:p text:style-name="P1"><text:span text:style-name="T1">Queue Server</text:span></text:p>
          <text:p text:style-name="P1"><text:span text:style-name="T2">(Rela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35cm" svg:y1="7.667cm" svg:x2="4.492cm" svg:y2="4.809cm">
          <text:p/>
        </draw:line>
        <draw:line draw:style-name="gr4" draw:text-style-name="P3" draw:layer="layout" svg:x1="10.525cm" svg:y1="7.35cm" svg:x2="10.525cm" svg:y2="4.809cm">
          <text:p/>
        </draw:line>
        <draw:line draw:style-name="gr5" draw:text-style-name="P3" draw:layer="layout" svg:x1="13.7cm" svg:y1="7.667cm" svg:x2="16.557cm" svg:y2="4.81cm">
          <text:p/>
        </draw:line>
        <draw:line draw:style-name="gr6" draw:text-style-name="P3" draw:layer="layout" svg:x1="5.445cm" svg:y1="4.81cm" svg:x2="7.985cm" svg:y2="7.35cm">
          <text:p/>
        </draw:line>
        <draw:line draw:style-name="gr7" draw:text-style-name="P3" draw:layer="layout" svg:x1="11.16cm" svg:y1="4.81cm" svg:x2="11.16cm" svg:y2="7.35cm">
          <text:p/>
        </draw:line>
        <draw:line draw:style-name="gr8" draw:text-style-name="P3" draw:layer="layout" svg:x1="17.192cm" svg:y1="5.127cm" svg:x2="14.017cm" svg:y2="8.302cm">
          <text:p/>
        </draw:line>
        <draw:custom-shape draw:style-name="gr9" draw:text-style-name="P1" draw:layer="layout" svg:width="5.715cm" svg:height="3.493cm" svg:x="7.667cm" svg:y="14.969cm">
          <text:p text:style-name="P1"><text:span text:style-name="T1">Cli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3" draw:layer="layout" svg:x1="9.572cm" svg:y1="14.652cm" svg:x2="9.572cm" svg:y2="11.16cm">
          <text:p/>
        </draw:line>
        <draw:line draw:style-name="gr11" draw:text-style-name="P3" draw:layer="layout" svg:x1="11.477cm" svg:y1="11.16cm" svg:x2="11.477cm" svg:y2="14.652cm">
          <text:p/>
        </draw:line>
        <draw:custom-shape draw:style-name="gr16" draw:text-style-name="P2" draw:layer="layout" svg:width="4.445cm" svg:height="1.587cm" svg:x="8.303cm" svg:y="2.905cm">
          <text:p text:style-name="P2"><text:span text:style-name="T1">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.445cm" svg:height="1.587cm" svg:x="14.336cm" svg:y="2.905cm">
          <text:p text:style-name="P2"><text:span text:style-name="T1">Serv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33cm" svg:height="2.857cm" svg:x="7.456cm" svg:y="7.773cm">
          <text:p text:style-name="P1"><text:span text:style-name="T1">Relay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351cm" svg:y1="7.667cm" svg:x2="4.493cm" svg:y2="4.809cm">
          <text:p/>
        </draw:line>
        <draw:line draw:style-name="gr4" draw:text-style-name="P3" draw:layer="layout" svg:x1="10.526cm" svg:y1="7.35cm" svg:x2="10.526cm" svg:y2="4.809cm">
          <text:p/>
        </draw:line>
        <draw:line draw:style-name="gr5" draw:text-style-name="P3" draw:layer="layout" svg:x1="13.701cm" svg:y1="7.667cm" svg:x2="16.558cm" svg:y2="4.81cm">
          <text:p/>
        </draw:line>
        <draw:line draw:style-name="gr6" draw:text-style-name="P3" draw:layer="layout" svg:x1="5.446cm" svg:y1="4.81cm" svg:x2="7.986cm" svg:y2="7.35cm">
          <text:p/>
        </draw:line>
        <draw:line draw:style-name="gr7" draw:text-style-name="P3" draw:layer="layout" svg:x1="11.161cm" svg:y1="4.81cm" svg:x2="11.161cm" svg:y2="7.35cm">
          <text:p/>
        </draw:line>
        <draw:line draw:style-name="gr8" draw:text-style-name="P3" draw:layer="layout" svg:x1="17.193cm" svg:y1="5.127cm" svg:x2="14.018cm" svg:y2="8.302cm">
          <text:p/>
        </draw:line>
        <draw:custom-shape draw:style-name="gr9" draw:text-style-name="P1" draw:layer="layout" svg:width="5.715cm" svg:height="3.493cm" svg:x="7.668cm" svg:y="14.969cm">
          <text:p text:style-name="P1"><text:span text:style-name="T1">Cli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3" draw:layer="layout" svg:x1="9.573cm" svg:y1="14.652cm" svg:x2="9.573cm" svg:y2="11.16cm">
          <text:p/>
        </draw:line>
        <draw:line draw:style-name="gr11" draw:text-style-name="P3" draw:layer="layout" svg:x1="11.478cm" svg:y1="11.16cm" svg:x2="11.478cm" svg:y2="14.652cm">
          <text:p/>
        </draw:line>
      </draw:page>
      <draw:page draw:name="page2" draw:style-name="dp1" draw:master-page-name="Default">
        <draw:custom-shape draw:style-name="gr1" draw:text-style-name="P1" draw:layer="layout" svg:width="4.445cm" svg:height="1.587cm" svg:x="1.952cm" svg:y="2.905cm">
          <text:p text:style-name="P2"><text:span text:style-name="T1">Miniga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445cm" svg:height="1.587cm" svg:x="8.302cm" svg:y="2.905cm">
          <text:p text:style-name="P2"><text:span text:style-name="T1">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33cm" svg:height="2.857cm" svg:x="7.455cm" svg:y="7.773cm">
          <text:p text:style-name="P1"><text:span text:style-name="T1">Queue Server</text:span></text:p>
          <text:p text:style-name="P1"><text:span text:style-name="T2">(Rela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35cm" svg:y1="7.667cm" svg:x2="4.492cm" svg:y2="4.809cm">
          <text:p/>
        </draw:line>
        <draw:line draw:style-name="gr4" draw:text-style-name="P3" draw:layer="layout" svg:x1="10.525cm" svg:y1="7.35cm" svg:x2="10.525cm" svg:y2="4.809cm">
          <text:p/>
        </draw:line>
        <draw:line draw:style-name="gr5" draw:text-style-name="P3" draw:layer="layout" svg:x1="13.7cm" svg:y1="7.667cm" svg:x2="16.557cm" svg:y2="4.81cm">
          <text:p/>
        </draw:line>
        <draw:line draw:style-name="gr6" draw:text-style-name="P3" draw:layer="layout" svg:x1="5.445cm" svg:y1="4.81cm" svg:x2="7.985cm" svg:y2="7.35cm">
          <text:p/>
        </draw:line>
        <draw:line draw:style-name="gr7" draw:text-style-name="P3" draw:layer="layout" svg:x1="11.16cm" svg:y1="4.81cm" svg:x2="11.16cm" svg:y2="7.35cm">
          <text:p/>
        </draw:line>
        <draw:line draw:style-name="gr8" draw:text-style-name="P3" draw:layer="layout" svg:x1="17.192cm" svg:y1="5.127cm" svg:x2="14.017cm" svg:y2="8.302cm">
          <text:p/>
        </draw:line>
        <draw:custom-shape draw:style-name="gr9" draw:text-style-name="P1" draw:layer="layout" svg:width="5.715cm" svg:height="3.493cm" svg:x="7.667cm" svg:y="14.969cm">
          <text:p text:style-name="P1"><text:span text:style-name="T1">Cli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3" draw:layer="layout" svg:x1="9.572cm" svg:y1="14.652cm" svg:x2="9.572cm" svg:y2="11.16cm">
          <text:p/>
        </draw:line>
        <draw:line draw:style-name="gr11" draw:text-style-name="P3" draw:layer="layout" svg:x1="11.477cm" svg:y1="11.16cm" svg:x2="11.477cm" svg:y2="14.652cm">
          <text:p/>
        </draw:line>
        <draw:custom-shape draw:style-name="gr19" draw:text-style-name="P2" draw:layer="layout" svg:width="4.445cm" svg:height="1.587cm" svg:x="8.303cm" svg:y="2.905cm">
          <text:p text:style-name="P2"><text:span text:style-name="T1">Miniga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.445cm" svg:height="1.587cm" svg:x="14.652cm" svg:y="2.905cm">
          <text:p text:style-name="P2"><text:span text:style-name="T1">Queue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33cm" svg:height="2.857cm" svg:x="7.456cm" svg:y="7.773cm">
          <text:p text:style-name="P1"><text:span text:style-name="T1">Relay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351cm" svg:y1="7.667cm" svg:x2="4.493cm" svg:y2="4.809cm">
          <text:p/>
        </draw:line>
        <draw:line draw:style-name="gr4" draw:text-style-name="P3" draw:layer="layout" svg:x1="10.526cm" svg:y1="7.35cm" svg:x2="10.526cm" svg:y2="4.809cm">
          <text:p/>
        </draw:line>
        <draw:line draw:style-name="gr5" draw:text-style-name="P3" draw:layer="layout" svg:x1="13.701cm" svg:y1="7.667cm" svg:x2="16.558cm" svg:y2="4.81cm">
          <text:p/>
        </draw:line>
        <draw:line draw:style-name="gr6" draw:text-style-name="P3" draw:layer="layout" svg:x1="5.446cm" svg:y1="4.81cm" svg:x2="7.986cm" svg:y2="7.35cm">
          <text:p/>
        </draw:line>
        <draw:line draw:style-name="gr7" draw:text-style-name="P3" draw:layer="layout" svg:x1="11.161cm" svg:y1="4.81cm" svg:x2="11.161cm" svg:y2="7.35cm">
          <text:p/>
        </draw:line>
        <draw:line draw:style-name="gr8" draw:text-style-name="P3" draw:layer="layout" svg:x1="17.193cm" svg:y1="5.127cm" svg:x2="14.018cm" svg:y2="8.302cm">
          <text:p/>
        </draw:line>
        <draw:custom-shape draw:style-name="gr9" draw:text-style-name="P1" draw:layer="layout" svg:width="5.715cm" svg:height="3.493cm" svg:x="7.668cm" svg:y="14.969cm">
          <text:p text:style-name="P1"><text:span text:style-name="T1">Cli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3" draw:layer="layout" svg:x1="9.573cm" svg:y1="14.652cm" svg:x2="9.573cm" svg:y2="11.16cm">
          <text:p/>
        </draw:line>
        <draw:line draw:style-name="gr11" draw:text-style-name="P3" draw:layer="layout" svg:x1="11.478cm" svg:y1="11.16cm" svg:x2="11.478cm" svg:y2="14.6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2:24:32.912588716</meta:creation-date>
    <dc:date>2021-02-05T17:45:57.828149897</dc:date>
    <meta:editing-duration>PT1H25M29S</meta:editing-duration>
    <meta:editing-cycles>4</meta:editing-cycles>
    <meta:generator>LibreOffice/7.0.3.1$Linux_X86_64 LibreOffice_project/00$Build-1</meta:generator>
    <meta:document-statistic meta:object-count="74"/>
  </office:meta>
</office:document-meta>
</file>